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9C80C6634A2213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6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 fo:min-height="3.55cm" fo:min-width="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8pt" fo:font-weight="bold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651cm" svg:height="2.34cm" svg:x="1.768cm" svg:y="1.55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.6cm" svg:y="3.71cm">
            <draw:text-box>
              <text:p text:style-name="P2"><text:span text:style-name="T1">preprocessed</text:span></text:p>
            </draw:text-box>
          </draw:frame>
        </draw:g>
        <draw:g>
          <draw:line draw:style-name="gr3" draw:text-style-name="P4" draw:layer="layout" svg:x1="5.2cm" svg:y1="2.248cm" svg:x2="7.4cm" svg:y2="2.248cm">
            <text:p/>
          </draw:line>
          <draw:line draw:style-name="gr3" draw:text-style-name="P4" draw:layer="layout" svg:x1="5.2cm" svg:y1="2.748cm" svg:x2="7.4cm" svg:y2="2.748cm">
            <text:p/>
          </draw:line>
          <draw:line draw:style-name="gr3" draw:text-style-name="P4" draw:layer="layout" svg:x1="5.2cm" svg:y1="3.748cm" svg:x2="7.4cm" svg:y2="3.748cm">
            <text:p/>
          </draw:line>
          <draw:frame draw:style-name="gr4" draw:text-style-name="P6" draw:layer="layout" svg:width="0.9cm" svg:height="1.205cm" svg:x="5.85cm" svg:y="2.548cm">
            <draw:text-box>
              <text:p text:style-name="P5"><text:span text:style-name="T2">.</text:span></text:p>
              <text:p text:style-name="P5"><text:span text:style-name="T2">.</text:span></text:p>
              <text:p text:style-name="P5"><text:span text:style-name="T2">.</text:span></text:p>
            </draw:text-box>
          </draw:frame>
        </draw:g>
        <draw:custom-shape draw:style-name="gr5" draw:text-style-name="P7" draw:layer="layout" svg:width="3.1cm" svg:height="0.9cm" svg:x="7.801cm" svg:y="2.55cm">
          <text:p text:style-name="P1"><text:span text:style-name="T1">Extr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3" draw:text-style-name="P4" draw:layer="layout" svg:x1="11.4cm" svg:y1="2.248cm" svg:x2="13.6cm" svg:y2="2.248cm">
            <text:p/>
          </draw:line>
          <draw:line draw:style-name="gr3" draw:text-style-name="P4" draw:layer="layout" svg:x1="11.4cm" svg:y1="2.748cm" svg:x2="13.6cm" svg:y2="2.748cm">
            <text:p/>
          </draw:line>
          <draw:line draw:style-name="gr3" draw:text-style-name="P4" draw:layer="layout" svg:x1="11.4cm" svg:y1="3.748cm" svg:x2="13.6cm" svg:y2="3.748cm">
            <text:p/>
          </draw:line>
          <draw:frame draw:style-name="gr4" draw:text-style-name="P6" draw:layer="layout" svg:width="0.9cm" svg:height="1.205cm" svg:x="12.05cm" svg:y="2.548cm">
            <draw:text-box>
              <text:p text:style-name="P5"><text:span text:style-name="T2">.</text:span></text:p>
              <text:p text:style-name="P5"><text:span text:style-name="T2">.</text:span></text:p>
              <text:p text:style-name="P5"><text:span text:style-name="T2">.</text:span></text:p>
            </draw:text-box>
          </draw:frame>
        </draw:g>
        <draw:g>
          <draw:frame draw:style-name="gr1" draw:text-style-name="P1" draw:layer="layout" svg:width="2.651cm" svg:height="2.34cm" svg:x="14.268cm" svg:y="1.55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4.1cm" svg:y="3.71cm">
            <draw:text-box>
              <text:p text:style-name="P2"><text:span text:style-name="T1">extracted</text:span></text:p>
            </draw:text-box>
          </draw:frame>
        </draw:g>
        <draw:custom-shape draw:style-name="gr6" draw:text-style-name="P4" draw:layer="layout" svg:width="16.5cm" svg:height="3.8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4:51:16.545985325</meta:creation-date>
    <meta:generator>LibreOffice/5.2.6.2$Linux_X86_64 LibreOffice_project/a3100ed2409ebf1c212f5048fbe377c281438fdc</meta:generator>
    <dc:date>2017-05-09T14:56:38.341142908</dc:date>
    <meta:editing-duration>PT5M22S</meta:editing-duration>
    <meta:editing-cycles>1</meta:editing-cycles>
    <meta:document-statistic meta:object-count="18"/>
  </office:meta>
</office:document-meta>
</file>